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9698400" text:style-name="L1">
        <text:list-item>
          <text:p text:style-name="P1">Kite based wind energy:<text:line-break/>Ultimately, our long-term energy income is either the sun, or atomic. <text:s/>2% of the energy imparted by the sun on the earth converts to atmospheric convection. <text:s/>Traditional windmills have 2 problems, they're expensive to build high up where most of this convection takes place, and they use the wrong principle. <text:s/>A wing, by flying fast normal to the wind creates a pull, the bournoulli effect. <text:s/>Obviously kites have lots of issues that windmills don't. </text:p>
        </text:list-item>
        <text:list-item>
          <text:p text:style-name="P1">Increasingly people are investing in and research it se<text:tab/>riously<text:line-break/>Many are looking at large scale solutions, some with getting windmills up high, some with mechanical energy transference.</text:p>
        </text:list-item>
        <text:list-item>
          <text:p text:style-name="P1">I've been tinkering since 2002<text:line-break/>I really want to build one, for as cheap as possible. <text:s/>I put it down, pick it back up. <text:tab/> I have a design boiled down to about a dozen mechanical challenges, that are too hard for me. <text:s/>But it's all mechanical (not electrical), manual, but scalable and extensible.</text:p>
        </text:list-item>
        <text:list-item>
          <text:p text:style-name="P1">So, windmill on kite, or kites cranking generator directly. <text:s/>For something that can build on a small scale, the latter seems obvious. <text:s/>Don't require special kites, and having gear on ground is clearly easier.</text:p>
        </text:list-item>
        <text:list-item>
          <text:p text:style-name="P1">Here some ideas seem far fetched, or overly elaborate for a DIY project. <text:s/>There's a bunch of patents, which can be a bummer, but I think that the patents that claim ideas I've used are almost expired.</text:p>
        </text:list-item>
        <text:list-item>
          <text:p text:style-name="P1">I want the have the simplest, long-stroke reciprocating engine possible. <text:s/>Line comes out when the wind pulls hard, imparts energy to the system, and the system does work to line back in, but when the wind isn't pulling as hard.</text:p>
        </text:list-item>
        <text:list-item>
          <text:p text:style-name="P1">The simplest thing possible would be to wind the lines around a spool, or spools. <text:s/>Some claim that kite control via a single line is possible, but I'm skeptical. <text:s/>So we have left and right spools. A large kite is steered by the relative length of the left and right lines, so we need a differential control.</text:p>
        </text:list-item>
        <text:list-item>
          <text:p text:style-name="P1">Enter the planetary gear. <text:s/>These things have been around forever, but they're still finding new uses, such as in the Prius. <text:s/>If the sun gear is fixed, the planet and out rings move at a fixed ratio (which we can cancel out in gearing). <text:s/>If the sun moves, it changes relative length by a set amount. <text:s/>So if we mount it so the sun can rotate within its mounting, and attach a steering wheel, we're good.</text:p>
        </text:list-item>
        <text:list-item>
          <text:p text:style-name="P1">I've been assuming I'd use SturmeyArcher 3 speed hubs for these, and the design pictured reflects that.</text:p>
        </text:list-item>
        <text:list-item>
          <text:p text:style-name="P1">But, if only one of the right and left kite lines pulls against the thing that pulls back, when the kite line's force is going through the other line, it has to make its way through the planetary gear. <text:s/>I think that's bad. <text:s/>To avoid this, we can run both chains to the central spool that is pulled on and pulls back, if we couple them via freewheel mechanism (so when the steering happens, the freewheel on one of the chain wheels clicks)</text:p>
        </text:list-item>
        <text:list-item>
          <text:p text:style-name="P1">We also have to worry about the kite lines lining up with the spools. <text:s/>If the spools were stationary, we might get by with some kind of funnel to guide the lines in, and this may work, but it seems like it would wear out the lines. <text:s/>But we get one degree of freedom for free, so if we can pivot the spools, we're good.</text:p>
        </text:list-item>
        <text:list-item>
          <text:p text:style-name="P1">We only need to transfer tensile forces, <text:s/>which can be done with a single line. <text:s/>Bicycle headset, running the line through a hollow bolt.</text:p>
        </text:list-item>
        <text:list-item>
          <text:p text:style-name="P1">From here on, thankfully, we have a stationary system, which we'll call the drive/recoil subsystem or DR. <text:s/>First, we'll want some gearing so that as the cycle lengths change relative to the velocities of the components of DR, we can adjust. <text:s/>A standard dérailleur works, as long as we don't change gears while we're pulling the lines back in. </text:p>
        </text:list-item>
        <text:list-item>
          <text:p text:style-name="P1">We want a closed system, meaning we don't need to put energy into it in order to operate it. <text:s/>So <text:soft-page-break/>we need to store some amount of energy to pull the kite line back in. <text:s/>Using electricity we've generated is inefficient, and complex, and we want something mechanical if possible. <text:s/>A flywheel. <text:s/>It shouldn't need to be too sophisticated, a reasonably balanced car wheel should suffice.</text:p>
        </text:list-item>
        <text:list-item>
          <text:p text:style-name="P1">Now to the matter of pulling on the line in tandem with the wind. <text:s/>This is the biggest leap of faith, and I've honestly tried to verify this with a computer model and haven't been able to yet. <text:s/>But I have a really strong intuition that it could be made to work.</text:p>
        </text:list-item>
        <text:list-item>
          <text:p text:style-name="P1">Back to the planetary gear. <text:s/>If we look at the interactions of the 3 components, we assert that an inertial load in the outer ring will effect a backwards torque on the sun gear in proportion to the resistive torque on the planet ring. <text:s/>In our case, when the planet ring manages to slow down to ¾ the velocity of the outer ring, the sun ring has stopped, <text:s/>the sun ring will continue to feel a torque as the planet ring slows more.</text:p>
        </text:list-item>
        <text:list-item>
          <text:p text:style-name="P1">So, in short, we attach our flywheel to the outer ring, the generator to the planet ring, and the recoil directly to the cog hub. <text:s/>We can make the system pull on the kite as hard as we like (as long as the flywheel has inertial energy stored), by increasing the resistive force of the generator. Maybe this is actually possible to control ? (by reducing the net resistance of circuit that the generator feeds?)</text:p>
        </text:list-item>
        <text:list-item>
          <text:p text:style-name="P1">We also don't want to kite to get too much line unwound for free. <text:s/>If we didn't have a freewheel to engage the planet ring directly, we'd have line going to waste. <text:s/>We put the freewheel on the coupling with the cog hub, so the generator's chainwheel is like the wheel, and the cog hub corresponds to the chain wheel (the planet ring can't push on the DR interface line).</text:p>
        </text:list-item>
        <text:list-item>
          <text:p text:style-name="P1">One thing we glossed over was the kite lines. <text:s/>We might want some mechanism to keep them aligned, and this could be an opportunity to add tackle blocking to adjust the relative lengths of the trailing kite lines. <text:s text:c="2"/>Another thing, if we actually use bike chains, we'll need tensioners on the non-tense side of the loops to keep them snug.</text:p>
        </text:list-item>
        <text:list-item>
          <text:p text:style-name="P1">I've stewed over this design for a while, and I hope I've gotten at least some of you interested in exploring it more. <text:s/>Please check out <text:a xlink:type="simple" xlink:href="http://www.kitebot.org/">www.kitebot.org</text:a> and get in touch.<text:line-break/><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remy </meta:initial-creator>
    <meta:creation-date>2010-02-21T22:34:34</meta:creation-date>
    <dc:date>2010-10-19T01:08:08</dc:date>
    <dc:creator>jeremy </dc:creator>
    <meta:editing-duration>PT02H22M14S</meta:editing-duration>
    <meta:editing-cycles>3</meta:editing-cycles>
    <meta:generator>OpenOffice.org/3.1$Linux OpenOffice.org_project/310m19$Build-9420</meta:generator>
    <meta:document-statistic meta:table-count="0" meta:image-count="0" meta:object-count="0" meta:page-count="2" meta:paragraph-count="20" meta:word-count="1108" meta:character-count="6046"/>
  </office:meta>
</office:document-meta>
</file>